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7"/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ject Task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ute with spring boot 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Thread PP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esentatio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7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18:14:23.41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08T18:16:33.650000000</dc:date>
    <meta:editing-duration>P2DT4H10M20S</meta:editing-duration>
    <meta:editing-cycles>69</meta:editing-cycles>
    <meta:generator>LibreOffice/7.2.2.2$Windows_X86_64 LibreOffice_project/02b2acce88a210515b4a5bb2e46cbfb63fe97d56</meta:generator>
    <meta:document-statistic meta:table-count="1" meta:cell-count="11" meta:object-count="0"/>
  </office:meta>
</office:document-meta>
</file>